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417395" officeooo:paragraph-rsid="00417395"/>
    </style:style>
    <style:style style:name="P2" style:family="paragraph" style:parent-style-name="Text_20_body">
      <style:text-properties officeooo:rsid="00417395" officeooo:paragraph-rsid="0042ba72"/>
    </style:style>
    <style:style style:name="P3" style:family="paragraph" style:parent-style-name="Text_20_body">
      <style:text-properties officeooo:rsid="00238a19" officeooo:paragraph-rsid="0044b8fe"/>
    </style:style>
    <style:style style:name="P4" style:family="paragraph" style:parent-style-name="Text_20_body">
      <style:text-properties officeooo:rsid="002aa101" officeooo:paragraph-rsid="0044b8fe"/>
    </style:style>
    <style:style style:name="P5" style:family="paragraph" style:parent-style-name="Text_20_body">
      <style:text-properties officeooo:paragraph-rsid="0044b8fe"/>
    </style:style>
    <style:style style:name="P6" style:family="paragraph" style:parent-style-name="Text_20_body">
      <style:text-properties officeooo:rsid="00470f4f" officeooo:paragraph-rsid="00470f4f"/>
    </style:style>
    <style:style style:name="P7" style:family="paragraph" style:parent-style-name="Heading_20_1" style:master-page-name="Right_20_Page">
      <style:paragraph-properties style:page-number="auto"/>
      <style:text-properties officeooo:rsid="00470f4f" officeooo:paragraph-rsid="00470f4f"/>
    </style:style>
    <style:style style:name="P8" style:family="paragraph" style:parent-style-name="Heading_20_2">
      <style:text-properties officeooo:paragraph-rsid="003dcb7e"/>
    </style:style>
    <style:style style:name="P9" style:family="paragraph" style:parent-style-name="Heading_20_2">
      <style:text-properties officeooo:paragraph-rsid="0044b8fe"/>
    </style:style>
    <style:style style:name="P10" style:family="paragraph" style:parent-style-name="Heading_20_3">
      <style:text-properties officeooo:rsid="00417395" officeooo:paragraph-rsid="00417395"/>
    </style:style>
    <style:style style:name="P11" style:family="paragraph" style:parent-style-name="Heading_20_3">
      <style:text-properties officeooo:paragraph-rsid="0044b8fe"/>
    </style:style>
    <style:style style:name="T1" style:family="text">
      <style:text-properties officeooo:rsid="003e88ed"/>
    </style:style>
    <style:style style:name="T2" style:family="text">
      <style:text-properties officeooo:rsid="0042ba72"/>
    </style:style>
    <style:style style:name="T3" style:family="text">
      <style:text-properties officeooo:rsid="00238a19"/>
    </style:style>
    <style:style style:name="T4" style:family="text">
      <style:text-properties officeooo:rsid="000f14e3"/>
    </style:style>
    <style:style style:name="T5" style:family="text">
      <style:text-properties officeooo:rsid="002aa10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Daisy, Daisy</text:h>
      <text:h text:style-name="P9" text:outline-level="2">(Traditional)</text:h>
      <text:h text:style-name="P11" text:outline-level="3"><text:span text:style-name="T3">[VERSE 1]</text:span></text:h>
      <text:p text:style-name="P6">D <text:s text:c="14"/>G <text:s text:c="19"/>D</text:p>
      <text:p text:style-name="P6">Daisy! <text:s/>Daisy! <text:s/>Give me your answer true.</text:p>
      <text:p text:style-name="P6">A <text:s text:c="8"/>D <text:s text:c="4"/>Em <text:s text:c="17"/>A</text:p>
      <text:p text:style-name="P6">I’m half crazy all for the love of you!</text:p>
      <text:p text:style-name="P6"><text:s text:c="22"/>D</text:p>
      <text:p text:style-name="P6">It won’t be a stylish marriage,</text:p>
      <text:p text:style-name="P6"><text:s text:c="11"/>G <text:s text:c="6"/>D</text:p>
      <text:p text:style-name="P6">I can’t afford a carriage.</text:p>
      <text:p text:style-name="P6"><text:s text:c="4"/>D <text:s text:c="11"/>A <text:s text:c="5"/>D <text:s text:c="6"/>A</text:p>
      <text:p text:style-name="P6">But you’ll look sweet upon the seat</text:p>
      <text:p text:style-name="P6"><text:s text:c="5"/>D <text:s text:c="7"/>A <text:s text:c="8"/>D</text:p>
      <text:p text:style-name="P6">Of a bicycle built for tw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18M51S</meta:editing-duration>
    <meta:editing-cycles>52</meta:editing-cycles>
    <meta:generator>LibreOffice/5.2.7.2$MacOSX_X86_64 LibreOffice_project/2b7f1e640c46ceb28adf43ee075a6e8b8439ed10</meta:generator>
    <dc:title>Lyrics + Chords</dc:title>
    <dc:date>2017-08-01T11:58:42.821683000</dc:date>
    <meta:print-date>2017-04-03T12:23:29.985893000</meta:print-date>
    <meta:document-statistic meta:table-count="0" meta:image-count="0" meta:object-count="0" meta:page-count="1" meta:paragraph-count="15" meta:word-count="62" meta:character-count="409" meta:non-whitespace-character-count="213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